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style:paragraph-properties fo:background-color="#eeeeee">
        <style:background-image/>
      </style:paragraph-properties>
    </style:style>
    <style:style style:name="P66" style:family="paragraph" style:parent-style-name="Text_20_body">
      <style:paragraph-properties fo:background-color="#eeeeee">
        <style:background-image/>
      </style:paragraph-properties>
      <style:text-properties fo:language="ru" fo:country="RU"/>
    </style:style>
    <style:style style:name="P67" style:family="paragraph" style:parent-style-name="Text_20_body">
      <style:paragraph-properties fo:text-align="justify" style:justify-single-word="false"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Text_20_body">
      <style:paragraph-properties fo:margin-left="0cm" fo:margin-right="0cm" fo:text-align="justify" style:justify-single-word="false" fo:text-indent="0cm" style:auto-text-indent="false"/>
      <style:text-properties fo:color="#800000"/>
    </style:style>
    <style:style style:name="P72" style:family="paragraph" style:parent-style-name="Text_20_body">
      <style:paragraph-properties fo:margin-left="0cm" fo:margin-right="0cm" fo:text-align="center" style:justify-single-word="false" fo:text-indent="0cm" style:auto-text-indent="false"/>
    </style:style>
    <style:style style:name="P7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0" style:family="paragraph" style:parent-style-name="Heading_20_1">
      <style:paragraph-properties fo:margin-left="0cm" fo:margin-right="0cm" fo:text-align="center" style:justify-single-word="false" fo:text-indent="0.499cm" style:auto-text-indent="false"/>
    </style:style>
    <style:style style:name="P91" style:family="paragraph" style:parent-style-name="Heading_20_1">
      <style:paragraph-properties fo:background-color="#eeeeee">
        <style:background-image/>
      </style:paragraph-properties>
    </style:style>
    <style:style style:name="P92" style:family="paragraph" style:parent-style-name="Heading_20_2">
      <style:paragraph-properties fo:background-color="#eeeeee">
        <style:background-image/>
      </style:paragraph-properties>
    </style:style>
    <style:style style:name="P93" style:family="paragraph" style:parent-style-name="Heading_20_2">
      <style:paragraph-properties fo:background-color="#eeeeee">
        <style:background-image/>
      </style:paragraph-properties>
      <style:text-properties fo:language="ru" fo:country="RU"/>
    </style:style>
    <style:style style:name="P9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25946044593366288"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6111126690656085948" text:style-name="L2">
        <text:list-item>
          <text:p text:style-name="P97">«Великие грифоны прошлого» - из канона (5<text:span text:style-name="T5">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text:soft-page-break/>«Тайны Тайных Наук» - обмен</text:p>
        </text:list-item>
        <text:list-item>
          <text:p text:style-name="P97">«Основы Заклятий» - обмен</text:p>
        </text:list-item>
        <text:list-item>
          <text:p text:style-name="P9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368241049670188747"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text:soft-page-break/>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text:soft-page-break/>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text:soft-page-break/></text:p>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8">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7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text:span><text:span text:style-name="T1">это время</text:span><text:span text:style-name="T1">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text:span><text:soft-page-break/><text:span text:style-name="T1">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упер</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text:soft-page-break/>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text:soft-page-break/>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text:soft-page-break/>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5">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2861538345315240273"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text:span>.</text:p><text:p text:style-name="P8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text:soft-page-break/>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text:soft-page-break/>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oft-page-break/>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text:span><text:span text:style-name="T5">поморщился</text:span><text:span text:style-name="T5">. – Хотя, если посмотреть на некоторых </text:span><text:span text:style-name="T5">напыщеных</text:span><text:span text:style-name="T5">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text:soft-page-break/>–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text:span><text:span text:style-name="T5">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text:soft-page-break/>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приходить в запустение, магия будет уходить из мира, а сам мир будет превращаться в Ничто. Никто — даже самые могущественные маги — не смогут исправить положение, ибо причина всех несчастий кроется в устройстве мира,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Подобно утлой лодочке в сильную бурю может пройти наш мир сквозь бездну небытия в тихую гавань процветания, ведомый проводником. Его я буду называть Валетом Червей, так как увидел я его во время прикупа, когда пришёл мне оный Валет...</text:p>
      <text:p text:style-name="P31">»</text:p>
      <text:p text:style-name="P31"/>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lt;Макс читает и сталкивается лбом с Селестией&gt;</text:p>
      <text:p text:style-name="P28">&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28"/>
      <text:p text:style-name="P26">&lt;ох, <text:span text:style-name="T1">кентаврячьи</text:span> яйца, за мной идут!!!&gt;</text:p>
      <text:p text:style-name="P27">&lt;– <text:span text:style-name="T1">Занавес. </text:span>– <text:span text:style-name="T1">подытожил я.</text:span>&gt;</text:p>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text:soft-page-break/>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text:soft-page-break/>&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2"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oft-page-break/><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2"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text:soft-page-break/>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2"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text:soft-page-break/>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oft-page-break/><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2"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text:soft-page-break/>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oft-page-break/><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oft-page-break/><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oft-page-break/><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2" text:outline-level="2">В библиотеке замка Селестии</text:h>
      <text:p text:style-name="P6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text:soft-page-break/>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text:soft-page-break/>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text:soft-page-break/>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oft-page-break/><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oft-page-break/><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text:soft-page-break/>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oft-page-break/><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2"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oft-page-break/><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2" text:outline-level="2">Сон Макса</text:h>
      <text:p text:style-name="P65"/>
      <text:p text:style-name="P36"><text:soft-page-break/><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oft-page-break/><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2" text:outline-level="2"><text:soft-page-break/>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oft-page-break/><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2"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oft-page-break/><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oft-page-break/>(<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text:span><text:soft-page-break/><text:span text:style-name="T11">“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2"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2"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text:soft-page-break/>“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oft-page-break/><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2"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oft-page-break/><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text:soft-page-break/>пропаже и начнётся паника. И самое плохое <text:span text:style-name="T1">—</text:span> могут начаться трения с некоторыми недружелюбными соседями.</text:p>
      <text:p text:style-name="P36"/>
      <text:h text:style-name="P92" text:outline-level="2">Поиск решения</text:h>
      <text:p text:style-name="P65"/>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oft-page-break/><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2"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oft-page-break/><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text:soft-page-break/>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text:soft-page-break/>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oft-page-break/><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text:soft-page-break/>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2" text:outline-level="2"><text:soft-page-break/>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text:soft-page-break/>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2"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2" text:outline-level="2">След?</text:h>
      <text:p text:style-name="P65"/>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text:soft-page-break/>–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text:soft-page-break/>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2"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5">– </text:span>Ну хорошо. Убедила. В конце-концов, можем поступить так. Вы с Флатти вернётесь обратно а я продолжу поиски здесь.</text:p>
      <text:p text:style-name="P52"><text:soft-page-break/><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6681267411340314587"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5">– </text:span>А если нет? – Эпплджек смотрела мне мне прямо в глаза.</text:p>
      <text:list xml:id="list20296526" text:continue-numbering="true" text:style-name="L5">
        <text:list-header>
          <text:p text:style-name="P100">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82707" text:continue-numbering="true" text:style-name="L5">
        <text:list-header>
          <text:p text:style-name="P100">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oft-page-break/><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77239"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93" text:outline-level="2">Почти.</text:h>
      <text:p text:style-name="P66"/>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93" text:outline-level="2">Дискорд</text:h>
      <text:p text:style-name="P65"/>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oft-page-break/><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7486275906318216673"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oft-page-break/><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7547261658698090412"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text:soft-page-break/></text:p>
      <text:h text:style-name="P92"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text:soft-page-break/>–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2">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4"/>
      <text:h text:style-name="P92"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text:soft-page-break/>–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1"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9">–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3">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text:soft-page-break/></text:p>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1" text:note-class="footnote"><text:note-citation>11</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text:soft-page-break/>–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4009175794873740401" text:style-name="L8">
        <text:list-header>
          <text:p text:style-name="P102">(<text:span text:style-name="T15">Луна — как повелительница снов, слышала разговор Макса с Анакорном</text:span>)</text:p>
          <text:p text:style-name="P103"/>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text:soft-page-break/>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92"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11T00:12:12.74</dc:date>
    <meta:editing-duration>P39DT8H1M6S</meta:editing-duration>
    <meta:editing-cycles>1336</meta:editing-cycles>
    <meta:generator>OpenOffice/4.1.1$Win32 OpenOffice.org_project/411m6$Build-9775</meta:generator>
    <dc:creator>макс </dc:creator>
    <meta:document-statistic meta:table-count="0" meta:image-count="0" meta:object-count="0" meta:page-count="106" meta:paragraph-count="2196" meta:word-count="50500" meta:character-count="321705"/>
  </office:meta>
</office:document-meta>
</file>